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17d7a0"/>
    </style:style>
    <style:style style:name="P4" style:family="paragraph" style:parent-style-name="Standard">
      <style:paragraph-properties fo:text-align="center" style:justify-single-word="false"/>
      <style:text-properties officeooo:paragraph-rsid="0017d7a0"/>
    </style:style>
    <style:style style:name="P5" style:family="paragraph" style:parent-style-name="Standard">
      <style:text-properties officeooo:paragraph-rsid="0019a2e4"/>
    </style:style>
    <style:style style:name="P6" style:family="paragraph" style:parent-style-name="Standard">
      <style:text-properties officeooo:paragraph-rsid="001a3faf"/>
    </style:style>
    <style:style style:name="T1" style:family="text">
      <style:text-properties officeooo:rsid="0017d7a0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a2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incípios da orientação a objetos</text:p>
      <text:p text:style-name="Standard"/>
      <text:p text:style-name="P3"><text:s/>Coesão →</text:p>
      <text:p text:style-name="P3"><text:tab/>"União Harmônica entre uma coisa e outra". No mundo da programação é os atributos e <text:tab/>métodos de uma classe trabalhar de forma harmônica, ou seja não existe atributos ou métodos <text:tab/>que distoam do que esta classe quer representar.</text:p>
      <text:p text:style-name="Standard"><text:tab/>"Classes não coesas tendem a crescer indefinidamente, o que as tornam difíceis de manter" .</text:p>
      <text:p text:style-name="Standard"/>
      <text:p text:style-name="Standard">----------------------------------------------------------------------------------------------------------------------------</text:p>
      <text:p text:style-name="Standard"/>
      <text:p text:style-name="P3">Encapsulamento →</text:p>
      <text:p text:style-name="P3"><text:tab/>"Incluir ou proteger alguma coisa em uma cápsula". É você proteger, blindar um atributo ou <text:tab/>método contra manipulação externo a sua classe. </text:p>
      <text:p text:style-name="Standard"><text:tab/>"Classes não encapsulaas permitem violação de regras de negócio, além de aumentarem o acoplamen<text:span text:style-name="T1">to”.</text:span></text:p>
      <text:p text:style-name="Standard"/>
      <text:p text:style-name="Standard">----------------------------------------------------------------------------------------------------------------------------</text:p>
      <text:p text:style-name="Standard"/>
      <text:p text:style-name="P3">Acoplamento → <text:s/></text:p>
      <text:p text:style-name="P3"><text:tab/>"Ação de acoplar. Agrupamento aos pares". São dois componentes (classes) interligados em que <text:tab/>uma classe se comunica com a outra ou se utiliza da outra.</text:p>
      <text:p text:style-name="P3"><text:tab/> "Classes acopladas causam fragilidade no código da aplicação, o que dificulta sua manutenção.</text:p>
      <text:p text:style-name="P3"/>
      <text:p text:style-name="P3">----------------------------------------------------------------------------------------------------------------------------</text:p>
      <text:p text:style-name="P3"/>
      <text:p text:style-name="P3"><text:span text:style-name="T1">Coesao → </text:span></text:p>
      <text:p text:style-name="Standard"><text:tab/>Uma classe coesa faz bem uma única coisa </text:p>
      <text:p text:style-name="Standard"><text:tab/>Classes coesas não devem ter várias responsabilidades </text:p>
      <text:p text:style-name="Standard"/>
      <text:p text:style-name="Standard">----------------------------------------------------------------------------------------------------------------------------</text:p>
      <text:p text:style-name="Standard"/>
      <text:p text:style-name="Standard">Encapsulamento → </text:p>
      <text:p text:style-name="Standard"><text:tab/>Getters e setters não são formas eficientes de aplicar encapsulamento </text:p>
      <text:p text:style-name="Standard"><text:tab/>É interessante fornecer acesso apenas ao que é necessário em nossas classes </text:p>
      <text:p text:style-name="Standard"><text:tab/>O encapsulamento torna o uso das nossasclasses mais fácil e intuitivo </text:p>
      <text:p text:style-name="Standard"/>
      <text:p text:style-name="Standard">----------------------------------------------------------------------------------------------------------------------------</text:p>
      <text:p text:style-name="Standard"/>
      <text:p text:style-name="Standard">Acoplamento → </text:p>
      <text:p text:style-name="Standard"><text:tab/>Acoplamento é a dependência entre classes </text:p>
      <text:p text:style-name="Standard"><text:tab/>Acoplamento nem sempre é ruim, e que é impossível criar um sistema sem nenhum <text:tab/>acoplamento .</text:p>
      <text:p text:style-name="Standard"><text:tab/>Devemos controlar o nível de acoplamento na nossa aplicação</text:p>
      <text:p text:style-name="Standard"/>
      <text:p text:style-name="Standard">----------------------------------------------------------------------------------------------------------------------------</text:p>
      <text:p text:style-name="Standard"/>
      <text:p text:style-name="Standard"/>
      <text:p text:style-name="Standard"/>
      <text:p text:style-name="Standard"/>
      <text:p text:style-name="P4"><text:soft-page-break/><text:span text:style-name="T2">Princípios do S.O.L.I.D</text:span></text:p>
      <text:p text:style-name="P4"><text:span text:style-name="T2"/></text:p>
      <text:p text:style-name="P4"><text:span text:style-name="T2"/></text:p>
      <text:p text:style-name="P3"><text:span text:style-name="T3">Single responsibility principle <text:s/>[s] (princípio da responsábilidade única) → </text:span></text:p>
      <text:p text:style-name="P3"><text:span text:style-name="T1"><text:tab/>J</text:span>ust because you can, doesn't mean you should (Só porque você pode, não significa que você <text:tab/>deveria).</text:p>
      <text:p text:style-name="Standard"/>
      <text:p text:style-name="Standard"><text:tab/>"Uma classe deveria ter apenas um único motivo para mudar"</text:p>
      <text:p text:style-name="Standard"><text:tab/>-- Robert(Uncle Bob) Martin</text:p>
      <text:p text:style-name="Standard"><text:tab/>Classes deveriam ter somente uma única responsábilidade.</text:p>
      <text:p text:style-name="Standard"/>
      <text:p text:style-name="Standard">----------------------------------------------------------------------------------------------------------------------------</text:p>
      <text:p text:style-name="Standard"/>
      <text:p text:style-name="P1">Open closed principle [o] (princípio do aberto fechado) → </text:p>
      <text:p text:style-name="Standard"><text:tab/>Open chest surgery is not needed when putting on a coat <text:span text:style-name="T1">(</text:span><text:span text:style-name="T4">A cirurgia de peito aberto não é necessária ao vestir um casaco</text:span><text:span text:style-name="T1">)</text:span></text:p>
      <text:p text:style-name="Standard"><text:tab/>"Entidades de software (classes, módulos, funções, etc.) devem estar abertas para extensão, <text:tab/>porém fechadas para modificação"</text:p>
      <text:p text:style-name="Standard"><text:tab/>-- Bertrand Meyer</text:p>
      <text:p text:style-name="Standard"><text:tab/>Se precisa adicionar uma nova lógica/regra de negócio, que faça isso em uma nova classe não <text:tab/>modificando a já existente.</text:p>
      <text:p text:style-name="Standard"/>
      <text:p text:style-name="Standard">----------------------------------------------------------------------------------------------------------------------------</text:p>
      <text:p text:style-name="Standard"><text:tab/></text:p>
      <text:p text:style-name="P1">Liskov substittution principle [l] (princípio da substituição de Liskov) → </text:p>
      <text:p text:style-name="P5"><text:tab/>If it looks like a duck, quacks like a duck, but needs batteries - you probably have the wrong <text:tab/>abstraction <text:span text:style-name="T4">(Se parece com um pato, grasna como um pato, mas precisa de baterias – você <text:tab/>provavelmente tem a abstração errada)</text:span></text:p>
      <text:p text:style-name="P5"><text:tab/>"Se q(x) é uma propriedade demonstrável dos objetos x de tipo T, então q(y) deve ser <text:tab/>verdadeiro para objetos y do tipo S, onde S é subtipo de T</text:p>
      <text:p text:style-name="Standard"><text:tab/>-- Bárbara Liskov</text:p>
      <text:p text:style-name="Standard"><text:tab/>Toda classe derivada podem ser substituidas por suas classes base e que as classes base podem <text:tab/>ser substituídas por <text:span text:style-name="T4">qualquer</text:span> uma das suas subclasses.</text:p>
      <text:p text:style-name="Standard"><text:tab/>Favorecer a composição em detrimento da herança.</text:p>
      <text:p text:style-name="Standard"/>
      <text:p text:style-name="Standard">----------------------------------------------------------------------------------------------------------------------------</text:p>
      <text:p text:style-name="Standard"/>
      <text:p text:style-name="P1">Interface segregation principle [i] (princípio da segregação de interfaces) → </text:p>
      <text:p text:style-name="Standard"><text:tab/>You want me to plug this in, where? <text:span text:style-name="T4">(Você quer que eu conecte isso, onde?)</text:span></text:p>
      <text:p text:style-name="Standard"><text:tab/>"Uma classe não deveria ser forçada a depender de métodos que não utilizará"</text:p>
      <text:p text:style-name="Standard"><text:tab/>-- Robert (Uncle Bob) Martin</text:p>
      <text:p text:style-name="P6"><text:tab/></text:p>
      <text:p text:style-name="P6">---------------------------------------------------------------------------------------------------------------------------</text:p>
      <text:p text:style-name="P6"><text:tab/></text:p>
      <text:p text:style-name="P1">Dependency inversion principle [d] (princípio da inversão de dependencia) → </text:p>
      <text:p text:style-name="Standard"><text:tab/>would you solder a lamp directly to the electrical wiring in a wall?</text:p>
      <text:p text:style-name="P6"><text:tab/>"Abstrações não devem depender de implementações. Implementações devem depender de abstrações.</text:p>
      <text:p text:style-name="P6"><text:soft-page-break/>-- Robert (Uncle Bob) Martin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19:57:44.219782617</meta:creation-date>
    <dc:date>2023-01-04T20:21:09.196788265</dc:date>
    <meta:editing-duration>PT1M33S</meta:editing-duration>
    <meta:editing-cycles>1</meta:editing-cycles>
    <meta:document-statistic meta:table-count="0" meta:image-count="0" meta:object-count="0" meta:page-count="3" meta:paragraph-count="59" meta:word-count="548" meta:character-count="4654" meta:non-whitespace-character-count="4094"/>
    <meta:generator>LibreOffice/7.3.7.2$Linux_X86_64 LibreOffice_project/30$Build-2</meta:generator>
  </office:meta>
</office:document-meta>
</file>